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c5bd8" officeooo:paragraph-rsid="000c5bd8"/>
    </style:style>
    <style:style style:name="P2" style:family="paragraph" style:parent-style-name="Standard">
      <style:paragraph-properties fo:text-align="justify" style:justify-single-word="false"/>
      <style:text-properties fo:font-size="10.5pt" officeooo:rsid="00046622" officeooo:paragraph-rsid="00046622" style:font-size-asian="10.5pt" style:font-size-complex="10.5pt"/>
    </style:style>
    <style:style style:name="P3" style:family="paragraph" style:parent-style-name="Standard" style:list-style-name="L1">
      <style:paragraph-properties fo:text-align="justify" style:justify-single-word="false"/>
      <style:text-properties fo:font-size="10.5pt" officeooo:rsid="00046622" officeooo:paragraph-rsid="00046622" style:font-size-asian="10.5pt" style:font-size-complex="10.5pt"/>
    </style:style>
    <style:style style:name="P4" style:family="paragraph" style:parent-style-name="Standard" style:list-style-name="L1">
      <style:paragraph-properties fo:text-align="justify" style:justify-single-word="false"/>
      <style:text-properties fo:font-size="10.5pt" officeooo:rsid="0007caa3" officeooo:paragraph-rsid="0007caa3" style:font-size-asian="10.5pt" style:font-size-complex="10.5pt"/>
    </style:style>
    <style:style style:name="P5" style:family="paragraph" style:parent-style-name="Standard" style:list-style-name="L1">
      <style:paragraph-properties fo:text-align="justify" style:justify-single-word="false"/>
      <style:text-properties fo:font-size="10.5pt" officeooo:rsid="00083617" officeooo:paragraph-rsid="00083617" style:font-size-asian="10.5pt" style:font-size-complex="10.5pt"/>
    </style:style>
    <style:style style:name="P6" style:family="paragraph" style:parent-style-name="Standard" style:list-style-name="L1">
      <style:paragraph-properties fo:text-align="justify" style:justify-single-word="false"/>
      <style:text-properties fo:font-size="10.5pt" officeooo:rsid="000a75a0" officeooo:paragraph-rsid="000a75a0" style:font-size-asian="10.5pt" style:font-size-complex="10.5pt"/>
    </style:style>
    <style:style style:name="P7" style:family="paragraph" style:parent-style-name="Standard" style:list-style-name="L1">
      <style:paragraph-properties fo:text-align="justify" style:justify-single-word="false"/>
      <style:text-properties fo:font-size="10.5pt" officeooo:rsid="000b70ad" officeooo:paragraph-rsid="000b70ad" style:font-size-asian="10.5pt" style:font-size-complex="10.5pt"/>
    </style:style>
    <style:style style:name="P8" style:family="paragraph" style:parent-style-name="Standard" style:list-style-name="L1">
      <style:paragraph-properties fo:text-align="justify" style:justify-single-word="false"/>
      <style:text-properties fo:font-size="10.5pt" fo:font-style="normal" officeooo:rsid="00083617" officeooo:paragraph-rsid="00083617" style:font-size-asian="10.5pt" style:font-style-asian="normal" style:font-size-complex="10.5pt" style:font-style-complex="normal"/>
    </style:style>
    <style:style style:name="P9" style:family="paragraph" style:parent-style-name="Standard" style:list-style-name="L1">
      <style:paragraph-properties fo:text-align="justify" style:justify-single-word="false"/>
      <style:text-properties fo:font-size="10.5pt" fo:font-style="normal" officeooo:rsid="000a75a0" officeooo:paragraph-rsid="000a75a0" style:font-size-asian="10.5pt" style:font-style-asian="normal" style:font-size-complex="10.5pt" style:font-style-complex="normal"/>
    </style:style>
    <style:style style:name="P10" style:family="paragraph" style:parent-style-name="Standard" style:list-style-name="L1">
      <style:paragraph-properties fo:text-align="justify" style:justify-single-word="false"/>
      <style:text-properties fo:font-size="10.5pt" fo:font-style="normal" officeooo:rsid="000b70ad" officeooo:paragraph-rsid="000b70ad" style:font-size-asian="10.5pt" style:font-style-asian="normal" style:font-size-complex="10.5pt" style:font-style-complex="normal"/>
    </style:style>
    <style:style style:name="T1" style:family="text">
      <style:text-properties officeooo:rsid="0005d165"/>
    </style:style>
    <style:style style:name="T2" style:family="text">
      <style:text-properties officeooo:rsid="0007caa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83617" style:font-style-asian="normal" style:font-style-complex="normal"/>
    </style:style>
    <style:style style:name="T6" style:family="text">
      <style:text-properties fo:font-style="normal" officeooo:rsid="0009c962" style:font-style-asian="normal" style:font-style-complex="normal"/>
    </style:style>
    <style:style style:name="T7" style:family="text">
      <style:text-properties fo:font-style="normal" officeooo:rsid="000b70ad" style:font-style-asian="normal" style:font-style-complex="normal"/>
    </style:style>
    <style:style style:name="T8" style:family="text">
      <style:text-properties fo:font-style="normal" officeooo:rsid="000c5bd8" style:font-style-asian="normal" style:font-style-complex="normal"/>
    </style:style>
    <style:style style:name="T9" style:family="text">
      <style:text-properties fo:font-style="normal" officeooo:rsid="000dccc0" style:font-style-asian="normal" style:font-style-complex="normal"/>
    </style:style>
    <style:style style:name="T10" style:family="text">
      <style:text-properties fo:font-style="normal" officeooo:rsid="000e1d63" style:font-style-asian="normal" style:font-style-complex="normal"/>
    </style:style>
    <style:style style:name="T11" style:family="text">
      <style:text-properties fo:font-style="normal" officeooo:rsid="000f28f3"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right, hi there who ever grading my assignment :D! I am not sure if I will make this as paragraphs or as point per point. Nevertheless, I prefer the latter. Also, pardon for my English!</text:p>
      <text:p text:style-name="P2"/>
      <text:list xml:id="list4184405705528488866" text:style-name="L1">
        <text:list-item>
          <text:p text:style-name="P3"><text:span text:style-name="T2">I am Indonesian and have been living abroad for 5 years. </text:span>I am currently doing my bachelor thesis at the University Of Twente in The Netherlands, <text:span text:style-name="T1">hopefully I will finish by February next year</text:span>. I am taking a study called Creative Technology (similar to how MIT Media Arts works if you know) and have minor <text:span text:style-name="T2">courses</text:span> in mathematics (basic ones like calculus), <text:s/>mechanics, <text:span text:style-name="T2">and philosophy.</text:span></text:p>
          <text:list>
            <text:list-item>
              <text:p text:style-name="P4">When I was child I love to do programming and to program simple robotics with BASIC. However due to financial barrier, I simply could not do much for the latter. My mathematical skill is garbage and<text:span text:style-name="T3"> </text:span><text:span text:style-name="T4">I cannot understand even for simple matter. I failed a lot of my mathematics and engineering courses. Regardless, my dream is never change I want to study and make social robot that is useful for people.</text:span></text:p>
            </text:list-item>
          </text:list>
        </text:list-item>
        <text:list-item>
          <text:p text:style-name="P4"><text:span text:style-name="T4">At this moment my target is to </text:span><text:span text:style-name="T5">learn</text:span><text:span text:style-name="T4"> to manage my self. I am notorious to not be able to manage time and money. Sometimes I do what I called productive procrastination (this is the most dangerous form of procrastination for me). What I meant was that I am doing something that has less priority than other things </text:span><text:span text:style-name="T5">those</text:span><text:span text:style-name="T4"> I actually need to do. </text:span><text:span text:style-name="T5">For example I am doing a web programming instead of doing things for my job or study. The financial part is that I can live either overspent or over save. For long term goals, well, ideally I want to get my master degree in </text:span><text:span text:style-name="T10">a </text:span><text:span text:style-name="T5">prestigious university and then start my own tech company. I hope this course could help me to be more productive person so that I can make my life a little bit manageable.</text:span></text:p>
        </text:list-item>
        <text:list-item>
          <text:p text:style-name="P8">The biggest problems for me are these.</text:p>
          <text:list>
            <text:list-item>
              <text:p text:style-name="P8">I am not disciplined. I made a lot of calendar entries and to do list entries. However, it is hard for me to meet my own expectation. Sometimes over <text:s/>a year I can see that there are a lot things that I should have done. The problem is that either I miscalculate time or how much energy that I can still spend on doing things. The solutions are either for me to become more realistic or become more productive. I am not sure which one is the way, but I took this course to take on the latter.</text:p>
            </text:list-item>
            <text:list-item>
              <text:p text:style-name="P8">I am overly neat. I easily get itchy on something that is not right. Capital/lower letters, specific file management, typos, …. This takes long time that prevent me on doing the actual assignment. </text:p>
            </text:list-item>
            <text:list-item>
              <text:p text:style-name="P5"><text:span text:style-name="T4">I cannot manage priority. </text:span><text:span text:style-name="T6">I have mentioned this in previous point. The main thing is that I need to not doing productive procrastination. I always have the feeling that it would be fine to do something else as long I am studying. I feel like I have been growing as an irresponsible person.</text:span></text:p>
            </text:list-item>
            <text:list-item>
              <text:p text:style-name="P5"><text:span text:style-name="T4">I cannot focus on doing one thing. </text:span><text:span text:style-name="T6">Another problem is that I cannot focus on one thing. There are never a thing that I will do until the end. Usually I stop in the middle of my personal project, </text:span><text:span text:style-name="T10">then start doing </text:span><text:span text:style-name="T6">other cool things that I want learn or make. Hopefully I will do this course until the end.</text:span></text:p>
            </text:list-item>
          </text:list>
        </text:list-item>
        <text:list-item>
          <text:p text:style-name="P6"><text:span text:style-name="T6">H</text:span><text:span text:style-name="T4">onestly I am not so sure. I am still looking for what is the suitable learning techniques for me.</text:span></text:p>
          <text:list>
            <text:list-item>
              <text:p text:style-name="P9">I am an avid note taker. I take notes of everything! I have used Evernote since 2011 and now I am using the open source alternative of Evernote for my note taking habit. I like to make notes because I can share my notes easily to other people. Hence, I have a feeling of accomplishment that makes me eager to study more.</text:p>
            </text:list-item>
            <text:list-item>
              <text:p text:style-name="P9">My friend told me that the most efficient way to study is not to just listen from teachers but also from class mates. His reason is because your peers know you better than your teacher.</text:p>
            </text:list-item>
            <text:list-item>
              <text:p text:style-name="P6"><text:span text:style-name="T4">For mathematics, science and other things those are set in stone, it is the best to learn by examples. For example when I finally passed my examinations in mathematics courses that was because I study from the previous exam solutions. You would not learn how does 1 + 1 is equal to 2 anymore and why it is like that. </text:span><text:span text:style-name="T7">So, just learn from the solution.</text:span></text:p>
            </text:list-item>
            <text:list-item>
              <text:p text:style-name="P10">Learning your goals and situations. If you learn something because you want something, there is more likely you willing spent more time to understand what you are studying.</text:p>
            </text:list-item>
          </text:list>
        </text:list-item>
        <text:list-item>
          <text:p text:style-name="P7"><text:span text:style-name="T4">From those learning methods, I found the best way </text:span><text:span text:style-name="T9">is</text:span><text:span text:style-name="T4"> to make a simple knowledge base. Knowledge base is </text:span><text:span text:style-name="T11">something </text:span><text:span text:style-name="T4">like Wikipedia. </text:span><text:span text:style-name="T8">Minimally, it needs a decent search function</text:span><text:span text:style-name="T4">. I like to take notes, but I am also a neat freak, so </text:span><text:span text:style-name="T8">to make</text:span><text:span text:style-name="T4"> a note I take twice times than normally. My proposed solution is to have 2 different kinds of knowledge base</text:span><text:span text:style-name="T8">s</text:span><text:span text:style-name="T4">, the draft knowledge base and the “real” knowledge base. The draft knowledge base is just for draft, perhaps each notes there only have a Twitter long sentence. The “real” knowledge base is where everything is set according to my own preferences </text:span><text:span text:style-name="T8">and it is beautifully done</text:span><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c5bd8" officeooo:paragraph-rsid="000c5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ikael Pratama Kristyawicaksono – Honors Assignment Week 1 -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00:11:11.406404325</meta:creation-date>
    <dc:date>2016-10-31T01:49:11.025007254</dc:date>
    <meta:editing-duration>PT19M10S</meta:editing-duration>
    <meta:editing-cycles>4</meta:editing-cycles>
    <meta:generator>LibreOffice/5.1.4.2$Linux_X86_64 LibreOffice_project/10m0$Build-2</meta:generator>
    <meta:document-statistic meta:table-count="0" meta:image-count="0" meta:object-count="0" meta:page-count="1" meta:paragraph-count="16" meta:word-count="907" meta:character-count="4864" meta:non-whitespace-character-count="3983"/>
  </office:meta>
</office:document-meta>
</file>